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453in"/>
    </style:style>
    <style:style style:name="co2" style:family="table-column">
      <style:table-column-properties fo:break-before="auto" style:column-width="2.3008in"/>
    </style:style>
    <style:style style:name="co3" style:family="table-column">
      <style:table-column-properties fo:break-before="auto" style:column-width="0.852in"/>
    </style:style>
    <style:style style:name="co4" style:family="table-column">
      <style:table-column-properties fo:break-before="auto" style:column-width="2.2898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bmaxvec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fd8d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fd8d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fo:border="0.74pt solid #cfd8dc" fo:padding="0.028in" style:rotation-align="none"/>
    </style:style>
    <style:style style:name="ce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cfd8d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cfd8d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2">
      <style:table-cell-properties style:diagonal-bl-tr="none" style:diagonal-tl-br="none" fo:border="0.74pt solid #cfd8dc" fo:padding="0.028in" style:rotation-align="none"/>
    </style:style>
    <style:style style:name="ce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 style:data-style-name="N2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maxvec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3" table:default-cell-style-name="Default"/>
        <table:table-column table:style-name="co1" table:default-cell-style-name="ce10"/>
        <table:table-column table:style-name="co2" table:default-cell-style-name="ce11"/>
        <table:table-column table:style-name="co4" table:default-cell-style-name="ce10"/>
        <table:table-column table:style-name="co3" table:number-columns-repeated="57" table:default-cell-style-name="Default"/>
        <table:table-row table:style-name="ro1">
          <table:table-cell table:style-name="ce1" office:value-type="string" calcext:value-type="string">
            <text:p>Ordnungszahl</text:p>
          </table:table-cell>
          <table:table-cell table:style-name="ce5" office:value-type="string" calcext:value-type="string">
            <text:p>Oberschwingungsamplitude [%]</text:p>
          </table:table-cell>
          <table:table-cell table:style-name="ce5" office:value-type="string" calcext:value-type="string">
            <text:p>Oberschwingungsamplitude [V]</text:p>
          </table:table-cell>
          <table:table-cell table:number-columns-repeated="6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6.98" calcext:value-type="float">
            <text:p>6.98</text:p>
          </table:table-cell>
          <table:table-cell table:style-name="ce6" table:formula="of:=[.B2]/100*2500*SQRT(3/2)" office:value-type="float" office:value="213.717980057832" calcext:value-type="float">
            <text:p>213.72</text:p>
          </table:table-cell>
          <table:table-cell table:number-columns-repeated="6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11.3" calcext:value-type="float">
            <text:p>11.30</text:p>
          </table:table-cell>
          <table:table-cell table:style-name="ce6" table:formula="of:=[.B3]/100*2500*SQRT(3/2)" office:value-type="float" office:value="345.990426168124" calcext:value-type="float">
            <text:p>345.99</text:p>
          </table:table-cell>
          <table:table-cell table:number-columns-repeated="6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21.38" calcext:value-type="float">
            <text:p>21.38</text:p>
          </table:table-cell>
          <table:table-cell table:style-name="ce6" table:formula="of:=[.B4]/100*2500*SQRT(3/2)" office:value-type="float" office:value="654.626133758804" calcext:value-type="float">
            <text:p>654.63</text:p>
          </table:table-cell>
          <table:table-cell table:number-columns-repeated="6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6.15" calcext:value-type="float">
            <text:p>6.15</text:p>
          </table:table-cell>
          <table:table-cell table:style-name="ce6" table:formula="of:=[.B5]/100*2500*SQRT(3/2)" office:value-type="float" office:value="188.304523976457" calcext:value-type="float">
            <text:p>188.30</text:p>
          </table:table-cell>
          <table:table-cell table:number-columns-repeated="6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9.22" calcext:value-type="float">
            <text:p>9.22</text:p>
          </table:table-cell>
          <table:table-cell table:style-name="ce6" table:formula="of:=[.B6]/100*2500*SQRT(3/2)" office:value-type="float" office:value="282.303692855761" calcext:value-type="float">
            <text:p>282.30</text:p>
          </table:table-cell>
          <table:table-cell table:number-columns-repeated="6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13.4" calcext:value-type="float">
            <text:p>13.40</text:p>
          </table:table-cell>
          <table:table-cell table:style-name="ce6" table:formula="of:=[.B7]/100*2500*SQRT(3/2)" office:value-type="float" office:value="410.289531916182" calcext:value-type="float">
            <text:p>410.29</text:p>
          </table:table-cell>
          <table:table-cell table:number-columns-repeated="6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8.28" calcext:value-type="float">
            <text:p>8.28</text:p>
          </table:table-cell>
          <table:table-cell table:style-name="ce6" table:formula="of:=[.B8]/100*2500*SQRT(3/2)" office:value-type="float" office:value="253.522188378059" calcext:value-type="float">
            <text:p>253.52</text:p>
          </table:table-cell>
          <table:table-cell table:number-columns-repeated="6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3.39" calcext:value-type="float">
            <text:p>3.39</text:p>
          </table:table-cell>
          <table:table-cell table:style-name="ce6" table:formula="of:=[.B9]/100*2500*SQRT(3/2)" office:value-type="float" office:value="103.797127850437" calcext:value-type="float">
            <text:p>103.80</text:p>
          </table:table-cell>
          <table:table-cell table:number-columns-repeated="6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7.27" calcext:value-type="float">
            <text:p>7.27</text:p>
          </table:table-cell>
          <table:table-cell table:style-name="ce6" table:formula="of:=[.B10]/100*2500*SQRT(3/2)" office:value-type="float" office:value="222.597380375421" calcext:value-type="float">
            <text:p>222.60</text:p>
          </table:table-cell>
          <table:table-cell table:number-columns-repeated="6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8.01" calcext:value-type="float">
            <text:p>8.01</text:p>
          </table:table-cell>
          <table:table-cell table:style-name="ce6" table:formula="of:=[.B11]/100*2500*SQRT(3/2)" office:value-type="float" office:value="245.255160496166" calcext:value-type="float">
            <text:p>245.26</text:p>
          </table:table-cell>
          <table:table-cell table:number-columns-repeated="6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5.37" calcext:value-type="float">
            <text:p>5.37</text:p>
          </table:table-cell>
          <table:table-cell table:style-name="ce6" table:formula="of:=[.B12]/100*2500*SQRT(3/2)" office:value-type="float" office:value="164.421998984321" calcext:value-type="float">
            <text:p>164.42</text:p>
          </table:table-cell>
          <table:table-cell table:number-columns-repeated="6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6.48" calcext:value-type="float">
            <text:p>6.48</text:p>
          </table:table-cell>
          <table:table-cell table:style-name="ce6" table:formula="of:=[.B13]/100*2500*SQRT(3/2)" office:value-type="float" office:value="198.408669165437" calcext:value-type="float">
            <text:p>198.41</text:p>
          </table:table-cell>
          <table:table-cell table:number-columns-repeated="6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4.33" calcext:value-type="float">
            <text:p>4.33</text:p>
          </table:table-cell>
          <table:table-cell table:style-name="ce6" table:formula="of:=[.B14]/100*2500*SQRT(3/2)" office:value-type="float" office:value="132.57863232814" calcext:value-type="float">
            <text:p>132.58</text:p>
          </table:table-cell>
          <table:table-cell table:number-columns-repeated="6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5.06" calcext:value-type="float">
            <text:p>5.06</text:p>
          </table:table-cell>
          <table:table-cell table:style-name="ce6" table:formula="of:=[.B15]/100*2500*SQRT(3/2)" office:value-type="float" office:value="154.930226231036" calcext:value-type="float">
            <text:p>154.93</text:p>
          </table:table-cell>
          <table:table-cell table:number-columns-repeated="6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4.5" calcext:value-type="float">
            <text:p>4.50</text:p>
          </table:table-cell>
          <table:table-cell table:style-name="ce6" table:formula="of:=[.B16]/100*2500*SQRT(3/2)" office:value-type="float" office:value="137.783798031554" calcext:value-type="float">
            <text:p>137.78</text:p>
          </table:table-cell>
          <table:table-cell table:number-columns-repeated="6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table:formula="of:=[.B17]/100*2500*SQRT(3/2)" office:value-type="float" office:value="142.070405081424" calcext:value-type="float">
            <text:p>142.07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Ordnungszahl</text:p>
          </table:table-cell>
          <table:table-cell table:style-name="ce5" office:value-type="string" calcext:value-type="string">
            <text:p>Oberschwingungsamplitude [%]</text:p>
          </table:table-cell>
          <table:table-cell table:style-name="ce5" office:value-type="string" calcext:value-type="string">
            <text:p>Oberschwingungsamplitude [V]</text:p>
          </table:table-cell>
          <table:table-cell table:number-columns-repeated="6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float" office:value="31.671943" calcext:value-type="float">
            <text:p>31.67</text:p>
          </table:table-cell>
          <table:table-cell table:style-name="ce6" table:formula="of:=[.B21]/100*3535.5" office:value-type="float" office:value="1119.761544765" calcext:value-type="float">
            <text:p>1119.76</text:p>
          </table:table-cell>
          <table:table-cell table:number-columns-repeated="6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float" office:value="36.023109" calcext:value-type="float">
            <text:p>36.02</text:p>
          </table:table-cell>
          <table:table-cell table:style-name="ce6" table:formula="of:=[.B22]/100*3535.5" office:value-type="float" office:value="1273.597018695" calcext:value-type="float">
            <text:p>1273.60</text:p>
          </table:table-cell>
          <table:table-cell table:number-columns-repeated="6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float" office:value="15.151261" calcext:value-type="float">
            <text:p>15.15</text:p>
          </table:table-cell>
          <table:table-cell table:style-name="ce6" table:formula="of:=[.B23]/100*3535.5" office:value-type="float" office:value="535.672832655" calcext:value-type="float">
            <text:p>535.67</text:p>
          </table:table-cell>
          <table:table-cell table:number-columns-repeated="6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float" office:value="13.430915" calcext:value-type="float">
            <text:p>13.43</text:p>
          </table:table-cell>
          <table:table-cell table:style-name="ce6" table:formula="of:=[.B24]/100*3535.5" office:value-type="float" office:value="474.849999825" calcext:value-type="float">
            <text:p>474.85</text:p>
          </table:table-cell>
          <table:table-cell table:number-columns-repeated="6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float" office:value="8.8013556" calcext:value-type="float">
            <text:p>8.80</text:p>
          </table:table-cell>
          <table:table-cell table:style-name="ce6" table:formula="of:=[.B25]/100*3535.5" office:value-type="float" office:value="311.171927238" calcext:value-type="float">
            <text:p>311.17</text:p>
          </table:table-cell>
          <table:table-cell table:number-columns-repeated="6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float" office:value="9.0158262" calcext:value-type="float">
            <text:p>9.02</text:p>
          </table:table-cell>
          <table:table-cell table:style-name="ce6" table:formula="of:=[.B26]/100*3535.5" office:value-type="float" office:value="318.754535301" calcext:value-type="float">
            <text:p>318.75</text:p>
          </table:table-cell>
          <table:table-cell table:number-columns-repeated="6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float" office:value="5.4014733" calcext:value-type="float">
            <text:p>5.40</text:p>
          </table:table-cell>
          <table:table-cell table:style-name="ce6" table:formula="of:=[.B27]/100*3535.5" office:value-type="float" office:value="190.9690885215" calcext:value-type="float">
            <text:p>190.97</text:p>
          </table:table-cell>
          <table:table-cell table:number-columns-repeated="6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float" office:value="5.2967308" calcext:value-type="float">
            <text:p>5.30</text:p>
          </table:table-cell>
          <table:table-cell table:style-name="ce6" table:formula="of:=[.B28]/100*3535.5" office:value-type="float" office:value="187.265917434" calcext:value-type="float">
            <text:p>187.27</text:p>
          </table:table-cell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maxvec" style:display-name="PageStyle_bmaxve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